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12B000000FCE4B7D6D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375cm" svg:height="4.545cm" svg:x="1.116cm" svg:y="1.454cm">
          <draw:image xlink:href="Pictures/100002000000012B000000FCE4B7D6D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22T12:32:50.52</meta:creation-date>
    <dc:date>2014-12-22T12:33:50.81</dc:date>
    <meta:editing-duration>PT1M</meta:editing-duration>
    <meta:editing-cycles>2</meta:editing-cycles>
    <meta:generator>OpenOffice/4.1.1$Win32 OpenOffice.org_project/411m6$Build-9775</meta:generator>
    <meta:document-statistic meta:object-count="1"/>
  </office:meta>
</office:document-meta>
</file>